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5.618cm"/>
    </style:style>
    <style:style style:name="co7" style:family="table-column">
      <style:table-column-properties fo:break-before="auto" style:column-width="5.639cm"/>
    </style:style>
    <style:style style:name="co8" style:family="table-column">
      <style:table-column-properties fo:break-before="auto" style:column-width="5.271cm"/>
    </style:style>
    <style:style style:name="co9" style:family="table-column">
      <style:table-column-properties fo:break-before="auto" style:column-width="4.9cm"/>
    </style:style>
    <style:style style:name="co10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38088626-e564-4140-bfe3-b9e56ea">
      <style:table-properties table:display="true" style:writing-mode="lr-tb"/>
    </style:style>
    <style:style style:name="ce1" style:family="table-cell" style:parent-style-name="Default" style:data-style-name="N114">
      <style:table-cell-properties style:rotation-align="none"/>
    </style:style>
    <style:style style:name="ce2" style:family="table-cell" style:parent-style-name="Default" style:data-style-name="N11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8088626-e564-4140-bfe3-b9e56e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time" office:time-value="PT08H46M01S" calcext:value-type="time">
            <text:p>8:46:01</text:p>
          </table:table-cell>
          <table:table-cell office:value-type="string" calcext:value-type="string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style-name="ce1"/>
          <table:table-cell>
            <draw:frame draw:z-index="0" draw:name="Grafico 1" draw:style-name="gr1" draw:text-style-name="P1" svg:width="27.1cm" svg:height="13.396cm" svg:x="0.036cm" svg:y="0.071cm">
              <draw:object draw:notify-on-update-of-ranges="'38088626-e564-4140-bfe3-b9e56ea'.D1:'38088626-e564-4140-bfe3-b9e56ea'.D270 '38088626-e564-4140-bfe3-b9e56ea'.A1:'38088626-e564-4140-bfe3-b9e56ea'.A270 '38088626-e564-4140-bfe3-b9e56ea'.A1:'38088626-e564-4140-bfe3-b9e56ea'.A270 '38088626-e564-4140-bfe3-b9e56ea'.C1:'38088626-e564-4140-bfe3-b9e56ea'.C2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time" office:time-value="PT08H46M11S" calcext:value-type="time">
            <text:p>8:46:11</text:p>
          </table:table-cell>
          <table:table-cell office:value-type="string" calcext:value-type="string">
            <text:p>100.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time" office:time-value="PT08H46M21S" calcext:value-type="time">
            <text:p>8:46:21</text:p>
          </table:table-cell>
          <table:table-cell office:value-type="string" calcext:value-type="string">
            <text:p>98.0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time" office:time-value="PT08H46M31S" calcext:value-type="time">
            <text:p>8:46:31</text:p>
          </table:table-cell>
          <table:table-cell office:value-type="string" calcext:value-type="string">
            <text:p>96.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6M41S" calcext:value-type="time">
            <text:p>8:46:41</text:p>
          </table:table-cell>
          <table:table-cell office:value-type="string" calcext:value-type="string">
            <text:p>96.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6M51S" calcext:value-type="time">
            <text:p>8:46:51</text:p>
          </table:table-cell>
          <table:table-cell office:value-type="string" calcext:value-type="string">
            <text:p>94.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7M01S" calcext:value-type="time">
            <text:p>8:47:01</text:p>
          </table:table-cell>
          <table:table-cell office:value-type="string" calcext:value-type="string">
            <text:p>94.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7M11S" calcext:value-type="time">
            <text:p>8:47:11</text:p>
          </table:table-cell>
          <table:table-cell office:value-type="string" calcext:value-type="string">
            <text:p>96.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7M21S" calcext:value-type="time">
            <text:p>8:47:21</text:p>
          </table:table-cell>
          <table:table-cell office:value-type="string" calcext:value-type="string">
            <text:p>110.0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7M31S" calcext:value-type="time">
            <text:p>8:47:31</text:p>
          </table:table-cell>
          <table:table-cell office:value-type="string" calcext:value-type="string">
            <text:p>110.0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7M41S" calcext:value-type="time">
            <text:p>8:47:41</text:p>
          </table:table-cell>
          <table:table-cell office:value-type="string" calcext:value-type="string">
            <text:p>109.0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7M51S" calcext:value-type="time">
            <text:p>8:47:51</text:p>
          </table:table-cell>
          <table:table-cell office:value-type="string" calcext:value-type="string">
            <text:p>101.0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8M01S" calcext:value-type="time">
            <text:p>8:48:01</text:p>
          </table:table-cell>
          <table:table-cell office:value-type="string" calcext:value-type="string">
            <text:p>98.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8M11S" calcext:value-type="time">
            <text:p>8:48:11</text:p>
          </table:table-cell>
          <table:table-cell office:value-type="string" calcext:value-type="string">
            <text:p>97.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8M21S" calcext:value-type="time">
            <text:p>8:48:21</text:p>
          </table:table-cell>
          <table:table-cell office:value-type="string" calcext:value-type="string">
            <text:p>97.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8M31S" calcext:value-type="time">
            <text:p>8:48:31</text:p>
          </table:table-cell>
          <table:table-cell office:value-type="string" calcext:value-type="string">
            <text:p>98.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8M41S" calcext:value-type="time">
            <text:p>8:48:41</text:p>
          </table:table-cell>
          <table:table-cell office:value-type="string" calcext:value-type="string">
            <text:p>99.0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8M51S" calcext:value-type="time">
            <text:p>8:48:51</text:p>
          </table:table-cell>
          <table:table-cell office:value-type="string" calcext:value-type="string">
            <text:p>102.0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9M01S" calcext:value-type="time">
            <text:p>8:49:01</text:p>
          </table:table-cell>
          <table:table-cell office:value-type="string" calcext:value-type="string">
            <text:p>99.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9M11S" calcext:value-type="time">
            <text:p>8:49:11</text:p>
          </table:table-cell>
          <table:table-cell office:value-type="string" calcext:value-type="string">
            <text:p>97.0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9M21S" calcext:value-type="time">
            <text:p>8:49:21</text:p>
          </table:table-cell>
          <table:table-cell office:value-type="string" calcext:value-type="string">
            <text:p>94.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9M31S" calcext:value-type="time">
            <text:p>8:49:31</text:p>
          </table:table-cell>
          <table:table-cell office:value-type="string" calcext:value-type="string">
            <text:p>98.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49M41S" calcext:value-type="time">
            <text:p>8:49:41</text:p>
          </table:table-cell>
          <table:table-cell office:value-type="string" calcext:value-type="string">
            <text:p>99.0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49M51S" calcext:value-type="time">
            <text:p>8:49:51</text:p>
          </table:table-cell>
          <table:table-cell office:value-type="string" calcext:value-type="string">
            <text:p>101.0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0M01S" calcext:value-type="time">
            <text:p>8:50:01</text:p>
          </table:table-cell>
          <table:table-cell office:value-type="string" calcext:value-type="string">
            <text:p>102.0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0M11S" calcext:value-type="time">
            <text:p>8:50:11</text:p>
          </table:table-cell>
          <table:table-cell office:value-type="string" calcext:value-type="string">
            <text:p>104.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0M21S" calcext:value-type="time">
            <text:p>8:50:21</text:p>
          </table:table-cell>
          <table:table-cell office:value-type="string" calcext:value-type="string">
            <text:p>107.0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0M31S" calcext:value-type="time">
            <text:p>8:50:31</text:p>
          </table:table-cell>
          <table:table-cell office:value-type="string" calcext:value-type="string">
            <text:p>105.0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0M41S" calcext:value-type="time">
            <text:p>8:50:41</text:p>
          </table:table-cell>
          <table:table-cell office:value-type="string" calcext:value-type="string">
            <text:p>106.0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0M51S" calcext:value-type="time">
            <text:p>8:50:51</text:p>
          </table:table-cell>
          <table:table-cell office:value-type="string" calcext:value-type="string">
            <text:p>111.0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1M01S" calcext:value-type="time">
            <text:p>8:51:01</text:p>
          </table:table-cell>
          <table:table-cell office:value-type="string" calcext:value-type="string">
            <text:p>110.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1M11S" calcext:value-type="time">
            <text:p>8:51:11</text:p>
          </table:table-cell>
          <table:table-cell office:value-type="string" calcext:value-type="string">
            <text:p>105.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1M21S" calcext:value-type="time">
            <text:p>8:51:21</text:p>
          </table:table-cell>
          <table:table-cell office:value-type="string" calcext:value-type="string">
            <text:p>105.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08H51M31S" calcext:value-type="time">
            <text:p>8:51:31</text:p>
          </table:table-cell>
          <table:table-cell office:value-type="string" calcext:value-type="string">
            <text:p>106.0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Time(HH:MM:SS)</text:p>
          </table:table-cell>
          <table:table-cell office:value-type="string" calcext:value-type="string">
            <text:p>SE Eyeglasses insta bpm</text:p>
          </table:table-cell>
          <table:table-cell office:value-type="string" calcext:value-type="string">
            <text:p>Galaxy Watch bpm</text:p>
          </table:table-cell>
          <table:table-cell office:value-type="string" calcext:value-type="string">
            <text:p>SE Eyeglasses avg bpm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08H51M41S" calcext:value-type="time">
            <text:p>8:51:41</text:p>
          </table:table-cell>
          <table:table-cell office:value-type="string" calcext:value-type="string">
            <text:p>106.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1M51S" calcext:value-type="time">
            <text:p>8:51:51</text:p>
          </table:table-cell>
          <table:table-cell office:value-type="string" calcext:value-type="string">
            <text:p>105.0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2M01S" calcext:value-type="time">
            <text:p>8:52:01</text:p>
          </table:table-cell>
          <table:table-cell office:value-type="string" calcext:value-type="string">
            <text:p>105.0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2M11S" calcext:value-type="time">
            <text:p>8:52:11</text:p>
          </table:table-cell>
          <table:table-cell office:value-type="string" calcext:value-type="string">
            <text:p>106.0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2M21S" calcext:value-type="time">
            <text:p>8:52:21</text:p>
          </table:table-cell>
          <table:table-cell office:value-type="string" calcext:value-type="string">
            <text:p>105.0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2M31S" calcext:value-type="time">
            <text:p>8:52:31</text:p>
          </table:table-cell>
          <table:table-cell office:value-type="string" calcext:value-type="string">
            <text:p>104.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2M41S" calcext:value-type="time">
            <text:p>8:52:41</text:p>
          </table:table-cell>
          <table:table-cell office:value-type="string" calcext:value-type="string">
            <text:p>103.0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2M51S" calcext:value-type="time">
            <text:p>8:52:51</text:p>
          </table:table-cell>
          <table:table-cell office:value-type="string" calcext:value-type="string">
            <text:p>103.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3M01S" calcext:value-type="time">
            <text:p>8:53:01</text:p>
          </table:table-cell>
          <table:table-cell office:value-type="string" calcext:value-type="string">
            <text:p>104.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3M11S" calcext:value-type="time">
            <text:p>8:53:11</text:p>
          </table:table-cell>
          <table:table-cell office:value-type="string" calcext:value-type="string">
            <text:p>105.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3M21S" calcext:value-type="time">
            <text:p>8:53:21</text:p>
          </table:table-cell>
          <table:table-cell office:value-type="string" calcext:value-type="string">
            <text:p>105.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3M31S" calcext:value-type="time">
            <text:p>8:53:31</text:p>
          </table:table-cell>
          <table:table-cell office:value-type="string" calcext:value-type="string">
            <text:p>106.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3M41S" calcext:value-type="time">
            <text:p>8:53:41</text:p>
          </table:table-cell>
          <table:table-cell office:value-type="string" calcext:value-type="string">
            <text:p>106.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3M51S" calcext:value-type="time">
            <text:p>8:53:51</text:p>
          </table:table-cell>
          <table:table-cell office:value-type="string" calcext:value-type="string">
            <text:p>105.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4M01S" calcext:value-type="time">
            <text:p>8:54:01</text:p>
          </table:table-cell>
          <table:table-cell office:value-type="string" calcext:value-type="string">
            <text:p>105.0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4M11S" calcext:value-type="time">
            <text:p>8:54:11</text:p>
          </table:table-cell>
          <table:table-cell office:value-type="string" calcext:value-type="string">
            <text:p>106.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4M21S" calcext:value-type="time">
            <text:p>8:54:21</text:p>
          </table:table-cell>
          <table:table-cell office:value-type="string" calcext:value-type="string">
            <text:p>104.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4M31S" calcext:value-type="time">
            <text:p>8:54:31</text:p>
          </table:table-cell>
          <table:table-cell office:value-type="string" calcext:value-type="string">
            <text:p>104.0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4M41S" calcext:value-type="time">
            <text:p>8:54:41</text:p>
          </table:table-cell>
          <table:table-cell office:value-type="string" calcext:value-type="string">
            <text:p>104.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4M51S" calcext:value-type="time">
            <text:p>8:54:51</text:p>
          </table:table-cell>
          <table:table-cell office:value-type="string" calcext:value-type="string">
            <text:p>104.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5M01S" calcext:value-type="time">
            <text:p>8:55:01</text:p>
          </table:table-cell>
          <table:table-cell office:value-type="string" calcext:value-type="string">
            <text:p>106.0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5M11S" calcext:value-type="time">
            <text:p>8:55:11</text:p>
          </table:table-cell>
          <table:table-cell office:value-type="string" calcext:value-type="string">
            <text:p>108.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5M21S" calcext:value-type="time">
            <text:p>8:55:21</text:p>
          </table:table-cell>
          <table:table-cell office:value-type="string" calcext:value-type="string">
            <text:p>109.0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5M31S" calcext:value-type="time">
            <text:p>8:55:31</text:p>
          </table:table-cell>
          <table:table-cell office:value-type="string" calcext:value-type="string">
            <text:p>111.0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5M41S" calcext:value-type="time">
            <text:p>8:55:41</text:p>
          </table:table-cell>
          <table:table-cell office:value-type="string" calcext:value-type="string">
            <text:p>112.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5M51S" calcext:value-type="time">
            <text:p>8:55:51</text:p>
          </table:table-cell>
          <table:table-cell office:value-type="string" calcext:value-type="string">
            <text:p>108.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6M01S" calcext:value-type="time">
            <text:p>8:56:01</text:p>
          </table:table-cell>
          <table:table-cell office:value-type="string" calcext:value-type="string">
            <text:p>108.0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6M11S" calcext:value-type="time">
            <text:p>8:56:11</text:p>
          </table:table-cell>
          <table:table-cell office:value-type="string" calcext:value-type="string">
            <text:p>109.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6M21S" calcext:value-type="time">
            <text:p>8:56:21</text:p>
          </table:table-cell>
          <table:table-cell office:value-type="string" calcext:value-type="string">
            <text:p>110.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6M31S" calcext:value-type="time">
            <text:p>8:56:31</text:p>
          </table:table-cell>
          <table:table-cell office:value-type="string" calcext:value-type="string">
            <text:p>107.0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6M41S" calcext:value-type="time">
            <text:p>8:56:41</text:p>
          </table:table-cell>
          <table:table-cell office:value-type="string" calcext:value-type="string">
            <text:p>106.0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6M51S" calcext:value-type="time">
            <text:p>8:56:51</text:p>
          </table:table-cell>
          <table:table-cell office:value-type="string" calcext:value-type="string">
            <text:p>107.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7M01S" calcext:value-type="time">
            <text:p>8:57:01</text:p>
          </table:table-cell>
          <table:table-cell office:value-type="string" calcext:value-type="string">
            <text:p>107.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7M11S" calcext:value-type="time">
            <text:p>8:57:11</text:p>
          </table:table-cell>
          <table:table-cell office:value-type="string" calcext:value-type="string">
            <text:p>109.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7M21S" calcext:value-type="time">
            <text:p>8:57:21</text:p>
          </table:table-cell>
          <table:table-cell office:value-type="string" calcext:value-type="string">
            <text:p>110.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7M31S" calcext:value-type="time">
            <text:p>8:57:31</text:p>
          </table:table-cell>
          <table:table-cell office:value-type="string" calcext:value-type="string">
            <text:p>110.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7M41S" calcext:value-type="time">
            <text:p>8:57:41</text:p>
          </table:table-cell>
          <table:table-cell office:value-type="string" calcext:value-type="string">
            <text:p>109.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7M51S" calcext:value-type="time">
            <text:p>8:57:51</text:p>
          </table:table-cell>
          <table:table-cell office:value-type="string" calcext:value-type="string">
            <text:p>110.0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8M01S" calcext:value-type="time">
            <text:p>8:58:01</text:p>
          </table:table-cell>
          <table:table-cell office:value-type="string" calcext:value-type="string">
            <text:p>111.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8M11S" calcext:value-type="time">
            <text:p>8:58:11</text:p>
          </table:table-cell>
          <table:table-cell office:value-type="string" calcext:value-type="string">
            <text:p>112.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8M21S" calcext:value-type="time">
            <text:p>8:58:21</text:p>
          </table:table-cell>
          <table:table-cell office:value-type="string" calcext:value-type="string">
            <text:p>111.0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8M31S" calcext:value-type="time">
            <text:p>8:58:31</text:p>
          </table:table-cell>
          <table:table-cell office:value-type="string" calcext:value-type="string">
            <text:p>111.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8M41S" calcext:value-type="time">
            <text:p>8:58:41</text:p>
          </table:table-cell>
          <table:table-cell office:value-type="string" calcext:value-type="string">
            <text:p>111.0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8M51S" calcext:value-type="time">
            <text:p>8:58:51</text:p>
          </table:table-cell>
          <table:table-cell office:value-type="string" calcext:value-type="string">
            <text:p>109.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9M01S" calcext:value-type="time">
            <text:p>8:59:01</text:p>
          </table:table-cell>
          <table:table-cell office:value-type="string" calcext:value-type="string">
            <text:p>109.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9M11S" calcext:value-type="time">
            <text:p>8:59:11</text:p>
          </table:table-cell>
          <table:table-cell office:value-type="string" calcext:value-type="string">
            <text:p>110.0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9M21S" calcext:value-type="time">
            <text:p>8:59:21</text:p>
          </table:table-cell>
          <table:table-cell office:value-type="string" calcext:value-type="string">
            <text:p>112.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9M31S" calcext:value-type="time">
            <text:p>8:59:31</text:p>
          </table:table-cell>
          <table:table-cell office:value-type="string" calcext:value-type="string">
            <text:p>112.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8H59M41S" calcext:value-type="time">
            <text:p>8:59:41</text:p>
          </table:table-cell>
          <table:table-cell office:value-type="string" calcext:value-type="string">
            <text:p>110.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8H59M51S" calcext:value-type="time">
            <text:p>8:59:51</text:p>
          </table:table-cell>
          <table:table-cell office:value-type="string" calcext:value-type="string">
            <text:p>111.0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0M01S" calcext:value-type="time">
            <text:p>9:00:01</text:p>
          </table:table-cell>
          <table:table-cell office:value-type="string" calcext:value-type="string">
            <text:p>113.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0M11S" calcext:value-type="time">
            <text:p>9:00:11</text:p>
          </table:table-cell>
          <table:table-cell office:value-type="string" calcext:value-type="string">
            <text:p>113.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0M21S" calcext:value-type="time">
            <text:p>9:00:21</text:p>
          </table:table-cell>
          <table:table-cell office:value-type="string" calcext:value-type="string">
            <text:p>108.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0M31S" calcext:value-type="time">
            <text:p>9:00:31</text:p>
          </table:table-cell>
          <table:table-cell office:value-type="string" calcext:value-type="string">
            <text:p>107.0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0M41S" calcext:value-type="time">
            <text:p>9:00:41</text:p>
          </table:table-cell>
          <table:table-cell office:value-type="string" calcext:value-type="string">
            <text:p>107.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0M51S" calcext:value-type="time">
            <text:p>9:00:51</text:p>
          </table:table-cell>
          <table:table-cell office:value-type="string" calcext:value-type="string">
            <text:p>107.0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1M01S" calcext:value-type="time">
            <text:p>9:01:01</text:p>
          </table:table-cell>
          <table:table-cell office:value-type="string" calcext:value-type="string">
            <text:p>108.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1M11S" calcext:value-type="time">
            <text:p>9:01:11</text:p>
          </table:table-cell>
          <table:table-cell office:value-type="string" calcext:value-type="string">
            <text:p>110.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1M21S" calcext:value-type="time">
            <text:p>9:01:21</text:p>
          </table:table-cell>
          <table:table-cell office:value-type="string" calcext:value-type="string">
            <text:p>108.0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1M31S" calcext:value-type="time">
            <text:p>9:01:31</text:p>
          </table:table-cell>
          <table:table-cell office:value-type="string" calcext:value-type="string">
            <text:p>106.0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1M41S" calcext:value-type="time">
            <text:p>9:01:41</text:p>
          </table:table-cell>
          <table:table-cell office:value-type="string" calcext:value-type="string">
            <text:p>106.0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1M51.000000001S" calcext:value-type="time">
            <text:p>9:01:51</text:p>
          </table:table-cell>
          <table:table-cell office:value-type="string" calcext:value-type="string">
            <text:p>111.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2M01.000000001S" calcext:value-type="time">
            <text:p>9:02:01</text:p>
          </table:table-cell>
          <table:table-cell office:value-type="string" calcext:value-type="string">
            <text:p>114.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2M11.000000001S" calcext:value-type="time">
            <text:p>9:02:11</text:p>
          </table:table-cell>
          <table:table-cell office:value-type="string" calcext:value-type="string">
            <text:p>113.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2M21.000000001S" calcext:value-type="time">
            <text:p>9:02:21</text:p>
          </table:table-cell>
          <table:table-cell office:value-type="string" calcext:value-type="string">
            <text:p>111.0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2M31.000000001S" calcext:value-type="time">
            <text:p>9:02:31</text:p>
          </table:table-cell>
          <table:table-cell office:value-type="string" calcext:value-type="string">
            <text:p>113.0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2M41.000000001S" calcext:value-type="time">
            <text:p>9:02:41</text:p>
          </table:table-cell>
          <table:table-cell office:value-type="string" calcext:value-type="string">
            <text:p>113.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2M51.000000001S" calcext:value-type="time">
            <text:p>9:02:51</text:p>
          </table:table-cell>
          <table:table-cell office:value-type="string" calcext:value-type="string">
            <text:p>112.0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3M01.000000001S" calcext:value-type="time">
            <text:p>9:03:01</text:p>
          </table:table-cell>
          <table:table-cell office:value-type="string" calcext:value-type="string">
            <text:p>111.0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3M11.000000001S" calcext:value-type="time">
            <text:p>9:03:11</text:p>
          </table:table-cell>
          <table:table-cell office:value-type="string" calcext:value-type="string">
            <text:p>112.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3M21.000000001S" calcext:value-type="time">
            <text:p>9:03:21</text:p>
          </table:table-cell>
          <table:table-cell office:value-type="string" calcext:value-type="string">
            <text:p>112.0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3M31.000000001S" calcext:value-type="time">
            <text:p>9:03:31</text:p>
          </table:table-cell>
          <table:table-cell office:value-type="string" calcext:value-type="string">
            <text:p>111.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3M41.000000001S" calcext:value-type="time">
            <text:p>9:03:41</text:p>
          </table:table-cell>
          <table:table-cell office:value-type="string" calcext:value-type="string">
            <text:p>113.0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3M51.000000001S" calcext:value-type="time">
            <text:p>9:03:51</text:p>
          </table:table-cell>
          <table:table-cell office:value-type="string" calcext:value-type="string">
            <text:p>113.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4M01.000000001S" calcext:value-type="time">
            <text:p>9:04:01</text:p>
          </table:table-cell>
          <table:table-cell office:value-type="string" calcext:value-type="string">
            <text:p>114.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4M11.000000001S" calcext:value-type="time">
            <text:p>9:04:11</text:p>
          </table:table-cell>
          <table:table-cell office:value-type="string" calcext:value-type="string">
            <text:p>112.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4M21.000000001S" calcext:value-type="time">
            <text:p>9:04:21</text:p>
          </table:table-cell>
          <table:table-cell office:value-type="string" calcext:value-type="string">
            <text:p>111.0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4M31.000000001S" calcext:value-type="time">
            <text:p>9:04:31</text:p>
          </table:table-cell>
          <table:table-cell office:value-type="string" calcext:value-type="string">
            <text:p>111.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4M41.000000001S" calcext:value-type="time">
            <text:p>9:04:41</text:p>
          </table:table-cell>
          <table:table-cell office:value-type="string" calcext:value-type="string">
            <text:p>112.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4M51.000000001S" calcext:value-type="time">
            <text:p>9:04:51</text:p>
          </table:table-cell>
          <table:table-cell office:value-type="string" calcext:value-type="string">
            <text:p>112.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5M01.000000001S" calcext:value-type="time">
            <text:p>9:05:01</text:p>
          </table:table-cell>
          <table:table-cell office:value-type="string" calcext:value-type="string">
            <text:p>111.0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5M11.000000001S" calcext:value-type="time">
            <text:p>9:05:11</text:p>
          </table:table-cell>
          <table:table-cell office:value-type="string" calcext:value-type="string">
            <text:p>110.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5M21.000000001S" calcext:value-type="time">
            <text:p>9:05:21</text:p>
          </table:table-cell>
          <table:table-cell office:value-type="string" calcext:value-type="string">
            <text:p>110.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5M31.000000001S" calcext:value-type="time">
            <text:p>9:05:31</text:p>
          </table:table-cell>
          <table:table-cell office:value-type="string" calcext:value-type="string">
            <text:p>113.0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5M41.000000001S" calcext:value-type="time">
            <text:p>9:05:41</text:p>
          </table:table-cell>
          <table:table-cell office:value-type="string" calcext:value-type="string">
            <text:p>112.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5M51.000000001S" calcext:value-type="time">
            <text:p>9:05:51</text:p>
          </table:table-cell>
          <table:table-cell office:value-type="string" calcext:value-type="string">
            <text:p>113.0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6M01.000000001S" calcext:value-type="time">
            <text:p>9:06:01</text:p>
          </table:table-cell>
          <table:table-cell office:value-type="string" calcext:value-type="string">
            <text:p>113.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6M11.000000001S" calcext:value-type="time">
            <text:p>9:06:11</text:p>
          </table:table-cell>
          <table:table-cell office:value-type="string" calcext:value-type="string">
            <text:p>114.0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6M21.000000001S" calcext:value-type="time">
            <text:p>9:06:21</text:p>
          </table:table-cell>
          <table:table-cell office:value-type="string" calcext:value-type="string">
            <text:p>115.0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6M31.000000001S" calcext:value-type="time">
            <text:p>9:06:31</text:p>
          </table:table-cell>
          <table:table-cell office:value-type="string" calcext:value-type="string">
            <text:p>116.0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6M41.000000001S" calcext:value-type="time">
            <text:p>9:06:41</text:p>
          </table:table-cell>
          <table:table-cell office:value-type="string" calcext:value-type="string">
            <text:p>117.0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6M51.000000001S" calcext:value-type="time">
            <text:p>9:06:51</text:p>
          </table:table-cell>
          <table:table-cell office:value-type="string" calcext:value-type="string">
            <text:p>117.0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7M01.000000001S" calcext:value-type="time">
            <text:p>9:07:01</text:p>
          </table:table-cell>
          <table:table-cell office:value-type="string" calcext:value-type="string">
            <text:p>118.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7M11.000000001S" calcext:value-type="time">
            <text:p>9:07:11</text:p>
          </table:table-cell>
          <table:table-cell office:value-type="string" calcext:value-type="string">
            <text:p>120.0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7M21.000000001S" calcext:value-type="time">
            <text:p>9:07:21</text:p>
          </table:table-cell>
          <table:table-cell office:value-type="string" calcext:value-type="string">
            <text:p>116.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7M31.000000001S" calcext:value-type="time">
            <text:p>9:07:31</text:p>
          </table:table-cell>
          <table:table-cell office:value-type="string" calcext:value-type="string">
            <text:p>114.0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7M41.000000001S" calcext:value-type="time">
            <text:p>9:07:41</text:p>
          </table:table-cell>
          <table:table-cell office:value-type="string" calcext:value-type="string">
            <text:p>113.0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7M51.000000001S" calcext:value-type="time">
            <text:p>9:07:51</text:p>
          </table:table-cell>
          <table:table-cell office:value-type="string" calcext:value-type="string">
            <text:p>116.0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8M01.000000001S" calcext:value-type="time">
            <text:p>9:08:01</text:p>
          </table:table-cell>
          <table:table-cell office:value-type="string" calcext:value-type="string">
            <text:p>119.0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8M11.000000001S" calcext:value-type="time">
            <text:p>9:08:11</text:p>
          </table:table-cell>
          <table:table-cell office:value-type="string" calcext:value-type="string">
            <text:p>120.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8M21.000000001S" calcext:value-type="time">
            <text:p>9:08:21</text:p>
          </table:table-cell>
          <table:table-cell office:value-type="string" calcext:value-type="string">
            <text:p>123.0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8M31.000000001S" calcext:value-type="time">
            <text:p>9:08:31</text:p>
          </table:table-cell>
          <table:table-cell office:value-type="string" calcext:value-type="string">
            <text:p>127.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8M41.000000001S" calcext:value-type="time">
            <text:p>9:08:41</text:p>
          </table:table-cell>
          <table:table-cell office:value-type="string" calcext:value-type="string">
            <text:p>130.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8M51.000000001S" calcext:value-type="time">
            <text:p>9:08:51</text:p>
          </table:table-cell>
          <table:table-cell office:value-type="string" calcext:value-type="string">
            <text:p>133.0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9M01.000000001S" calcext:value-type="time">
            <text:p>9:09:01</text:p>
          </table:table-cell>
          <table:table-cell office:value-type="string" calcext:value-type="string">
            <text:p>136.0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9M11.000000001S" calcext:value-type="time">
            <text:p>9:09:11</text:p>
          </table:table-cell>
          <table:table-cell office:value-type="string" calcext:value-type="string">
            <text:p>138.0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9M21.000000001S" calcext:value-type="time">
            <text:p>9:09:21</text:p>
          </table:table-cell>
          <table:table-cell office:value-type="string" calcext:value-type="string">
            <text:p>136.0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9M31.000000001S" calcext:value-type="time">
            <text:p>9:09:31</text:p>
          </table:table-cell>
          <table:table-cell office:value-type="string" calcext:value-type="string">
            <text:p>137.0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09M41.000000001S" calcext:value-type="time">
            <text:p>9:09:41</text:p>
          </table:table-cell>
          <table:table-cell office:value-type="string" calcext:value-type="string">
            <text:p>138.0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09M51.000000001S" calcext:value-type="time">
            <text:p>9:09:51</text:p>
          </table:table-cell>
          <table:table-cell office:value-type="string" calcext:value-type="string">
            <text:p>140.0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0M01.000000001S" calcext:value-type="time">
            <text:p>9:10:01</text:p>
          </table:table-cell>
          <table:table-cell office:value-type="string" calcext:value-type="string">
            <text:p>140.0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0M11.000000001S" calcext:value-type="time">
            <text:p>9:10:11</text:p>
          </table:table-cell>
          <table:table-cell office:value-type="string" calcext:value-type="string">
            <text:p>136.0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0M21.000000001S" calcext:value-type="time">
            <text:p>9:10:21</text:p>
          </table:table-cell>
          <table:table-cell office:value-type="string" calcext:value-type="string">
            <text:p>129.0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0M31.000000001S" calcext:value-type="time">
            <text:p>9:10:31</text:p>
          </table:table-cell>
          <table:table-cell office:value-type="string" calcext:value-type="string">
            <text:p>123.0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0M41.000000001S" calcext:value-type="time">
            <text:p>9:10:41</text:p>
          </table:table-cell>
          <table:table-cell office:value-type="string" calcext:value-type="string">
            <text:p>123.0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0M51.000000001S" calcext:value-type="time">
            <text:p>9:10:51</text:p>
          </table:table-cell>
          <table:table-cell office:value-type="string" calcext:value-type="string">
            <text:p>121.0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1M01.000000001S" calcext:value-type="time">
            <text:p>9:11:01</text:p>
          </table:table-cell>
          <table:table-cell office:value-type="string" calcext:value-type="string">
            <text:p>119.0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1M11.000000001S" calcext:value-type="time">
            <text:p>9:11:11</text:p>
          </table:table-cell>
          <table:table-cell office:value-type="string" calcext:value-type="string">
            <text:p>119.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1M21.000000001S" calcext:value-type="time">
            <text:p>9:11:21</text:p>
          </table:table-cell>
          <table:table-cell office:value-type="string" calcext:value-type="string">
            <text:p>118.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1M31.000000001S" calcext:value-type="time">
            <text:p>9:11:31</text:p>
          </table:table-cell>
          <table:table-cell office:value-type="string" calcext:value-type="string">
            <text:p>118.0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1M41.000000001S" calcext:value-type="time">
            <text:p>9:11:41</text:p>
          </table:table-cell>
          <table:table-cell office:value-type="string" calcext:value-type="string">
            <text:p>118.0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1M51.000000001S" calcext:value-type="time">
            <text:p>9:11:51</text:p>
          </table:table-cell>
          <table:table-cell office:value-type="string" calcext:value-type="string">
            <text:p>119.0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2M01.000000001S" calcext:value-type="time">
            <text:p>9:12:01</text:p>
          </table:table-cell>
          <table:table-cell office:value-type="string" calcext:value-type="string">
            <text:p>119.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2M11.000000001S" calcext:value-type="time">
            <text:p>9:12:11</text:p>
          </table:table-cell>
          <table:table-cell office:value-type="string" calcext:value-type="string">
            <text:p>119.0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2M21.000000001S" calcext:value-type="time">
            <text:p>9:12:21</text:p>
          </table:table-cell>
          <table:table-cell office:value-type="string" calcext:value-type="string">
            <text:p>119.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2M31.000000001S" calcext:value-type="time">
            <text:p>9:12:31</text:p>
          </table:table-cell>
          <table:table-cell office:value-type="string" calcext:value-type="string">
            <text:p>121.0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2M41.000000001S" calcext:value-type="time">
            <text:p>9:12:41</text:p>
          </table:table-cell>
          <table:table-cell office:value-type="string" calcext:value-type="string">
            <text:p>122.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2M51.000000001S" calcext:value-type="time">
            <text:p>9:12:51</text:p>
          </table:table-cell>
          <table:table-cell office:value-type="string" calcext:value-type="string">
            <text:p>121.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3M01.000000001S" calcext:value-type="time">
            <text:p>9:13:01</text:p>
          </table:table-cell>
          <table:table-cell office:value-type="string" calcext:value-type="string">
            <text:p>124.0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3M11.000000001S" calcext:value-type="time">
            <text:p>9:13:11</text:p>
          </table:table-cell>
          <table:table-cell office:value-type="string" calcext:value-type="string">
            <text:p>124.0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3M21.000000001S" calcext:value-type="time">
            <text:p>9:13:21</text:p>
          </table:table-cell>
          <table:table-cell office:value-type="string" calcext:value-type="string">
            <text:p>122.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3M31.000000001S" calcext:value-type="time">
            <text:p>9:13:31</text:p>
          </table:table-cell>
          <table:table-cell office:value-type="string" calcext:value-type="string">
            <text:p>122.0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3M41.000000001S" calcext:value-type="time">
            <text:p>9:13:41</text:p>
          </table:table-cell>
          <table:table-cell office:value-type="string" calcext:value-type="string">
            <text:p>128.0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3M51.000000001S" calcext:value-type="time">
            <text:p>9:13:51</text:p>
          </table:table-cell>
          <table:table-cell office:value-type="string" calcext:value-type="string">
            <text:p>124.0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4M01.000000001S" calcext:value-type="time">
            <text:p>9:14:01</text:p>
          </table:table-cell>
          <table:table-cell office:value-type="string" calcext:value-type="string">
            <text:p>125.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4M11.000000001S" calcext:value-type="time">
            <text:p>9:14:11</text:p>
          </table:table-cell>
          <table:table-cell office:value-type="string" calcext:value-type="string">
            <text:p>125.0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4M21.000000001S" calcext:value-type="time">
            <text:p>9:14:21</text:p>
          </table:table-cell>
          <table:table-cell office:value-type="string" calcext:value-type="string">
            <text:p>123.0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4M31.000000001S" calcext:value-type="time">
            <text:p>9:14:31</text:p>
          </table:table-cell>
          <table:table-cell office:value-type="string" calcext:value-type="string">
            <text:p>123.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4M41.000000001S" calcext:value-type="time">
            <text:p>9:14:41</text:p>
          </table:table-cell>
          <table:table-cell office:value-type="string" calcext:value-type="string">
            <text:p>122.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4M51.000000001S" calcext:value-type="time">
            <text:p>9:14:51</text:p>
          </table:table-cell>
          <table:table-cell office:value-type="string" calcext:value-type="string">
            <text:p>121.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5M01.000000001S" calcext:value-type="time">
            <text:p>9:15:01</text:p>
          </table:table-cell>
          <table:table-cell office:value-type="string" calcext:value-type="string">
            <text:p>122.0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5M11.000000001S" calcext:value-type="time">
            <text:p>9:15:11</text:p>
          </table:table-cell>
          <table:table-cell office:value-type="string" calcext:value-type="string">
            <text:p>124.0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5M21.000000001S" calcext:value-type="time">
            <text:p>9:15:21</text:p>
          </table:table-cell>
          <table:table-cell office:value-type="string" calcext:value-type="string">
            <text:p>121.0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5M31.000000001S" calcext:value-type="time">
            <text:p>9:15:31</text:p>
          </table:table-cell>
          <table:table-cell office:value-type="string" calcext:value-type="string">
            <text:p>122.0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5M41.000000001S" calcext:value-type="time">
            <text:p>9:15:41</text:p>
          </table:table-cell>
          <table:table-cell office:value-type="string" calcext:value-type="string">
            <text:p>123.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5M51.000000001S" calcext:value-type="time">
            <text:p>9:15:51</text:p>
          </table:table-cell>
          <table:table-cell office:value-type="string" calcext:value-type="string">
            <text:p>120.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6M01.000000001S" calcext:value-type="time">
            <text:p>9:16:01</text:p>
          </table:table-cell>
          <table:table-cell office:value-type="string" calcext:value-type="string">
            <text:p>120.0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6M11.000000001S" calcext:value-type="time">
            <text:p>9:16:11</text:p>
          </table:table-cell>
          <table:table-cell office:value-type="string" calcext:value-type="string">
            <text:p>124.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6M21.000000001S" calcext:value-type="time">
            <text:p>9:16:21</text:p>
          </table:table-cell>
          <table:table-cell office:value-type="string" calcext:value-type="string">
            <text:p>123.0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6M31.000000001S" calcext:value-type="time">
            <text:p>9:16:31</text:p>
          </table:table-cell>
          <table:table-cell office:value-type="string" calcext:value-type="string">
            <text:p>120.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6M41.000000001S" calcext:value-type="time">
            <text:p>9:16:41</text:p>
          </table:table-cell>
          <table:table-cell office:value-type="string" calcext:value-type="string">
            <text:p>118.0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6M51.000000001S" calcext:value-type="time">
            <text:p>9:16:51</text:p>
          </table:table-cell>
          <table:table-cell office:value-type="string" calcext:value-type="string">
            <text:p>122.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7M01.000000001S" calcext:value-type="time">
            <text:p>9:17:01</text:p>
          </table:table-cell>
          <table:table-cell office:value-type="string" calcext:value-type="string">
            <text:p>124.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7M11.000000001S" calcext:value-type="time">
            <text:p>9:17:11</text:p>
          </table:table-cell>
          <table:table-cell office:value-type="string" calcext:value-type="string">
            <text:p>123.0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7M21.000000001S" calcext:value-type="time">
            <text:p>9:17:21</text:p>
          </table:table-cell>
          <table:table-cell office:value-type="string" calcext:value-type="string">
            <text:p>122.0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7M31.000000001S" calcext:value-type="time">
            <text:p>9:17:31</text:p>
          </table:table-cell>
          <table:table-cell office:value-type="string" calcext:value-type="string">
            <text:p>120.0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7M41.000000001S" calcext:value-type="time">
            <text:p>9:17:41</text:p>
          </table:table-cell>
          <table:table-cell office:value-type="string" calcext:value-type="string">
            <text:p>121.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7M51.000000001S" calcext:value-type="time">
            <text:p>9:17:51</text:p>
          </table:table-cell>
          <table:table-cell office:value-type="string" calcext:value-type="string">
            <text:p>123.0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8M01.000000001S" calcext:value-type="time">
            <text:p>9:18:01</text:p>
          </table:table-cell>
          <table:table-cell office:value-type="string" calcext:value-type="string">
            <text:p>124.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8M11.000000001S" calcext:value-type="time">
            <text:p>9:18:11</text:p>
          </table:table-cell>
          <table:table-cell office:value-type="string" calcext:value-type="string">
            <text:p>122.0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8M21.000000001S" calcext:value-type="time">
            <text:p>9:18:21</text:p>
          </table:table-cell>
          <table:table-cell office:value-type="string" calcext:value-type="string">
            <text:p>122.0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8M31.000000001S" calcext:value-type="time">
            <text:p>9:18:31</text:p>
          </table:table-cell>
          <table:table-cell office:value-type="string" calcext:value-type="string">
            <text:p>120.0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8M41.000000001S" calcext:value-type="time">
            <text:p>9:18:41</text:p>
          </table:table-cell>
          <table:table-cell office:value-type="string" calcext:value-type="string">
            <text:p>122.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8M51.000000001S" calcext:value-type="time">
            <text:p>9:18:51</text:p>
          </table:table-cell>
          <table:table-cell office:value-type="string" calcext:value-type="string">
            <text:p>120.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9M01.000000001S" calcext:value-type="time">
            <text:p>9:19:01</text:p>
          </table:table-cell>
          <table:table-cell office:value-type="string" calcext:value-type="string">
            <text:p>121.0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9M11.000000001S" calcext:value-type="time">
            <text:p>9:19:11</text:p>
          </table:table-cell>
          <table:table-cell office:value-type="string" calcext:value-type="string">
            <text:p>123.0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9M21.000000001S" calcext:value-type="time">
            <text:p>9:19:21</text:p>
          </table:table-cell>
          <table:table-cell office:value-type="string" calcext:value-type="string">
            <text:p>124.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9M31.000000001S" calcext:value-type="time">
            <text:p>9:19:31</text:p>
          </table:table-cell>
          <table:table-cell office:value-type="string" calcext:value-type="string">
            <text:p>122.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19M41.000000001S" calcext:value-type="time">
            <text:p>9:19:41</text:p>
          </table:table-cell>
          <table:table-cell office:value-type="string" calcext:value-type="string">
            <text:p>122.0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19M51.000000001S" calcext:value-type="time">
            <text:p>9:19:51</text:p>
          </table:table-cell>
          <table:table-cell office:value-type="string" calcext:value-type="string">
            <text:p>121.0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0M01.000000001S" calcext:value-type="time">
            <text:p>9:20:01</text:p>
          </table:table-cell>
          <table:table-cell office:value-type="string" calcext:value-type="string">
            <text:p>124.0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0M11.000000001S" calcext:value-type="time">
            <text:p>9:20:11</text:p>
          </table:table-cell>
          <table:table-cell office:value-type="string" calcext:value-type="string">
            <text:p>123.0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0M21.000000001S" calcext:value-type="time">
            <text:p>9:20:21</text:p>
          </table:table-cell>
          <table:table-cell office:value-type="string" calcext:value-type="string">
            <text:p>122.0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0M31.000000001S" calcext:value-type="time">
            <text:p>9:20:31</text:p>
          </table:table-cell>
          <table:table-cell office:value-type="string" calcext:value-type="string">
            <text:p>122.0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0M41.000000001S" calcext:value-type="time">
            <text:p>9:20:41</text:p>
          </table:table-cell>
          <table:table-cell office:value-type="string" calcext:value-type="string">
            <text:p>126.0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0M51.000000001S" calcext:value-type="time">
            <text:p>9:20:51</text:p>
          </table:table-cell>
          <table:table-cell office:value-type="string" calcext:value-type="string">
            <text:p>125.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1M01.000000001S" calcext:value-type="time">
            <text:p>9:21:01</text:p>
          </table:table-cell>
          <table:table-cell office:value-type="string" calcext:value-type="string">
            <text:p>122.0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1M11.000000001S" calcext:value-type="time">
            <text:p>9:21:11</text:p>
          </table:table-cell>
          <table:table-cell office:value-type="string" calcext:value-type="string">
            <text:p>120.0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1M21.000000001S" calcext:value-type="time">
            <text:p>9:21:21</text:p>
          </table:table-cell>
          <table:table-cell office:value-type="string" calcext:value-type="string">
            <text:p>121.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1M31.000000001S" calcext:value-type="time">
            <text:p>9:21:31</text:p>
          </table:table-cell>
          <table:table-cell office:value-type="string" calcext:value-type="string">
            <text:p>121.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1M41.000000001S" calcext:value-type="time">
            <text:p>9:21:41</text:p>
          </table:table-cell>
          <table:table-cell office:value-type="string" calcext:value-type="string">
            <text:p>121.0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1M51.000000001S" calcext:value-type="time">
            <text:p>9:21:51</text:p>
          </table:table-cell>
          <table:table-cell office:value-type="string" calcext:value-type="string">
            <text:p>121.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2M01.000000001S" calcext:value-type="time">
            <text:p>9:22:01</text:p>
          </table:table-cell>
          <table:table-cell office:value-type="string" calcext:value-type="string">
            <text:p>121.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2M11.000000001S" calcext:value-type="time">
            <text:p>9:22:11</text:p>
          </table:table-cell>
          <table:table-cell office:value-type="string" calcext:value-type="string">
            <text:p>121.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2M21.000000001S" calcext:value-type="time">
            <text:p>9:22:21</text:p>
          </table:table-cell>
          <table:table-cell office:value-type="string" calcext:value-type="string">
            <text:p>119.0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2M31.000000001S" calcext:value-type="time">
            <text:p>9:22:31</text:p>
          </table:table-cell>
          <table:table-cell office:value-type="string" calcext:value-type="string">
            <text:p>120.0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2M41.000000001S" calcext:value-type="time">
            <text:p>9:22:41</text:p>
          </table:table-cell>
          <table:table-cell office:value-type="string" calcext:value-type="string">
            <text:p>120.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2M51.000000001S" calcext:value-type="time">
            <text:p>9:22:51</text:p>
          </table:table-cell>
          <table:table-cell office:value-type="string" calcext:value-type="string">
            <text:p>120.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3M01.000000001S" calcext:value-type="time">
            <text:p>9:23:01</text:p>
          </table:table-cell>
          <table:table-cell office:value-type="string" calcext:value-type="string">
            <text:p>122.0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3M11.000000001S" calcext:value-type="time">
            <text:p>9:23:11</text:p>
          </table:table-cell>
          <table:table-cell office:value-type="string" calcext:value-type="string">
            <text:p>122.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3M21.000000001S" calcext:value-type="time">
            <text:p>9:23:21</text:p>
          </table:table-cell>
          <table:table-cell office:value-type="string" calcext:value-type="string">
            <text:p>119.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3M31.000000001S" calcext:value-type="time">
            <text:p>9:23:31</text:p>
          </table:table-cell>
          <table:table-cell office:value-type="string" calcext:value-type="string">
            <text:p>123.0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3M41.000000001S" calcext:value-type="time">
            <text:p>9:23:41</text:p>
          </table:table-cell>
          <table:table-cell office:value-type="string" calcext:value-type="string">
            <text:p>122.0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3M51.000000001S" calcext:value-type="time">
            <text:p>9:23:51</text:p>
          </table:table-cell>
          <table:table-cell office:value-type="string" calcext:value-type="string">
            <text:p>122.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4M01.000000001S" calcext:value-type="time">
            <text:p>9:24:01</text:p>
          </table:table-cell>
          <table:table-cell office:value-type="string" calcext:value-type="string">
            <text:p>122.0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4M11.000000001S" calcext:value-type="time">
            <text:p>9:24:11</text:p>
          </table:table-cell>
          <table:table-cell office:value-type="string" calcext:value-type="string">
            <text:p>122.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4M21.000000001S" calcext:value-type="time">
            <text:p>9:24:21</text:p>
          </table:table-cell>
          <table:table-cell office:value-type="string" calcext:value-type="string">
            <text:p>121.0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4M31.000000001S" calcext:value-type="time">
            <text:p>9:24:31</text:p>
          </table:table-cell>
          <table:table-cell office:value-type="string" calcext:value-type="string">
            <text:p>122.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4M41.000000001S" calcext:value-type="time">
            <text:p>9:24:41</text:p>
          </table:table-cell>
          <table:table-cell office:value-type="string" calcext:value-type="string">
            <text:p>122.0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4M51.000000001S" calcext:value-type="time">
            <text:p>9:24:51</text:p>
          </table:table-cell>
          <table:table-cell office:value-type="string" calcext:value-type="string">
            <text:p>122.0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5M01.000000001S" calcext:value-type="time">
            <text:p>9:25:01</text:p>
          </table:table-cell>
          <table:table-cell office:value-type="string" calcext:value-type="string">
            <text:p>120.0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5M11.000000001S" calcext:value-type="time">
            <text:p>9:25:11</text:p>
          </table:table-cell>
          <table:table-cell office:value-type="string" calcext:value-type="string">
            <text:p>119.0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5M21.000000001S" calcext:value-type="time">
            <text:p>9:25:21</text:p>
          </table:table-cell>
          <table:table-cell office:value-type="string" calcext:value-type="string">
            <text:p>119.0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5M31.000000001S" calcext:value-type="time">
            <text:p>9:25:31</text:p>
          </table:table-cell>
          <table:table-cell office:value-type="string" calcext:value-type="string">
            <text:p>121.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5M41.000000001S" calcext:value-type="time">
            <text:p>9:25:41</text:p>
          </table:table-cell>
          <table:table-cell office:value-type="string" calcext:value-type="string">
            <text:p>122.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5M51.000000001S" calcext:value-type="time">
            <text:p>9:25:51</text:p>
          </table:table-cell>
          <table:table-cell office:value-type="string" calcext:value-type="string">
            <text:p>124.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6M01.000000001S" calcext:value-type="time">
            <text:p>9:26:01</text:p>
          </table:table-cell>
          <table:table-cell office:value-type="string" calcext:value-type="string">
            <text:p>125.0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6M11.000000001S" calcext:value-type="time">
            <text:p>9:26:11</text:p>
          </table:table-cell>
          <table:table-cell office:value-type="string" calcext:value-type="string">
            <text:p>124.0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6M21.000000001S" calcext:value-type="time">
            <text:p>9:26:21</text:p>
          </table:table-cell>
          <table:table-cell office:value-type="string" calcext:value-type="string">
            <text:p>124.0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6M31.000000001S" calcext:value-type="time">
            <text:p>9:26:31</text:p>
          </table:table-cell>
          <table:table-cell office:value-type="string" calcext:value-type="string">
            <text:p>125.0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6M41.000000001S" calcext:value-type="time">
            <text:p>9:26:41</text:p>
          </table:table-cell>
          <table:table-cell office:value-type="string" calcext:value-type="string">
            <text:p>125.0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6M51.000000001S" calcext:value-type="time">
            <text:p>9:26:51</text:p>
          </table:table-cell>
          <table:table-cell office:value-type="string" calcext:value-type="string">
            <text:p>125.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7M01.000000001S" calcext:value-type="time">
            <text:p>9:27:01</text:p>
          </table:table-cell>
          <table:table-cell office:value-type="string" calcext:value-type="string">
            <text:p>127.0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7M11.000000001S" calcext:value-type="time">
            <text:p>9:27:11</text:p>
          </table:table-cell>
          <table:table-cell office:value-type="string" calcext:value-type="string">
            <text:p>129.0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7M21.000000001S" calcext:value-type="time">
            <text:p>9:27:21</text:p>
          </table:table-cell>
          <table:table-cell office:value-type="string" calcext:value-type="string">
            <text:p>129.0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7M31.000000001S" calcext:value-type="time">
            <text:p>9:27:31</text:p>
          </table:table-cell>
          <table:table-cell office:value-type="string" calcext:value-type="string">
            <text:p>127.0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7M41.000000001S" calcext:value-type="time">
            <text:p>9:27:41</text:p>
          </table:table-cell>
          <table:table-cell office:value-type="string" calcext:value-type="string">
            <text:p>124.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7M51.000000001S" calcext:value-type="time">
            <text:p>9:27:51</text:p>
          </table:table-cell>
          <table:table-cell office:value-type="string" calcext:value-type="string">
            <text:p>125.0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8M01.000000001S" calcext:value-type="time">
            <text:p>9:28:01</text:p>
          </table:table-cell>
          <table:table-cell office:value-type="string" calcext:value-type="string">
            <text:p>123.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8M11.000000001S" calcext:value-type="time">
            <text:p>9:28:11</text:p>
          </table:table-cell>
          <table:table-cell office:value-type="string" calcext:value-type="string">
            <text:p>121.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8M21.000000001S" calcext:value-type="time">
            <text:p>9:28:21</text:p>
          </table:table-cell>
          <table:table-cell office:value-type="string" calcext:value-type="string">
            <text:p>118.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8M31.000000001S" calcext:value-type="time">
            <text:p>9:28:31</text:p>
          </table:table-cell>
          <table:table-cell office:value-type="string" calcext:value-type="string">
            <text:p>119.0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8M41.000000001S" calcext:value-type="time">
            <text:p>9:28:41</text:p>
          </table:table-cell>
          <table:table-cell office:value-type="string" calcext:value-type="string">
            <text:p>118.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8M51.000000001S" calcext:value-type="time">
            <text:p>9:28:51</text:p>
          </table:table-cell>
          <table:table-cell office:value-type="string" calcext:value-type="string">
            <text:p>118.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9M01.000000001S" calcext:value-type="time">
            <text:p>9:29:01</text:p>
          </table:table-cell>
          <table:table-cell office:value-type="string" calcext:value-type="string">
            <text:p>121.0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9M11.000000001S" calcext:value-type="time">
            <text:p>9:29:11</text:p>
          </table:table-cell>
          <table:table-cell office:value-type="string" calcext:value-type="string">
            <text:p>119.0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9M21.000000001S" calcext:value-type="time">
            <text:p>9:29:21</text:p>
          </table:table-cell>
          <table:table-cell office:value-type="string" calcext:value-type="string">
            <text:p>116.0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9M31.000000001S" calcext:value-type="time">
            <text:p>9:29:31</text:p>
          </table:table-cell>
          <table:table-cell office:value-type="string" calcext:value-type="string">
            <text:p>116.0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29M41.000000001S" calcext:value-type="time">
            <text:p>9:29:41</text:p>
          </table:table-cell>
          <table:table-cell office:value-type="string" calcext:value-type="string">
            <text:p>117.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29M51.000000001S" calcext:value-type="time">
            <text:p>9:29:51</text:p>
          </table:table-cell>
          <table:table-cell office:value-type="string" calcext:value-type="string">
            <text:p>119.0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30M01.000000001S" calcext:value-type="time">
            <text:p>9:30:01</text:p>
          </table:table-cell>
          <table:table-cell office:value-type="string" calcext:value-type="string">
            <text:p>115.0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30M11.000000001S" calcext:value-type="time">
            <text:p>9:30:11</text:p>
          </table:table-cell>
          <table:table-cell office:value-type="string" calcext:value-type="string">
            <text:p>109.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30M21.000000001S" calcext:value-type="time">
            <text:p>9:30:21</text:p>
          </table:table-cell>
          <table:table-cell office:value-type="string" calcext:value-type="string">
            <text:p>110.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30M31.000000001S" calcext:value-type="time">
            <text:p>9:30:31</text:p>
          </table:table-cell>
          <table:table-cell office:value-type="string" calcext:value-type="string">
            <text:p>109.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9H30M41.000000001S" calcext:value-type="time">
            <text:p>9:30:41</text:p>
          </table:table-cell>
          <table:table-cell office:value-type="string" calcext:value-type="string">
            <text:p>109.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9H30M51.000000001S" calcext:value-type="time">
            <text:p>9:30:51</text:p>
          </table:table-cell>
          <table:table-cell office:value-type="string" calcext:value-type="string">
            <text:p>107.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38088626-e564-4140-bfe3-b9e56ea" style:display-name="PageStyle_38088626-e564-4140-bfe3-b9e56e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1</meta:editing-cycles>
    <dc:date>2022-03-06T11:26:01.475000000</dc:date>
    <dc:language>it-IT</dc:language>
    <meta:editing-duration>PT32M52S</meta:editing-duration>
    <meta:generator>LibreOffice/7.3.0.3$Windows_X86_64 LibreOffice_project/0f246aa12d0eee4a0f7adcefbf7c878fc2238db3</meta:generator>
    <meta:document-statistic meta:table-count="1" meta:cell-count="1074" meta:object-count="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14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it" fo:country="I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/>
    </style:style>
    <style:style style:name="ch5" style:family="chart" style:data-style-name="N114">
      <style:chart-properties chart:display-label="true" chart:logarithmic="false" chart:interval-major="0.000115740740740741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fo:language="it" fo:country="I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fo:language="it" fo:country="I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label-position="right"/>
      <style:graphic-properties svg:stroke-color="#2a6099" draw:fill-color="#2a6099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7.101cm" svg:height="13.397cm" xlink:href=".." xlink:type="simple" chart:class="chart:scatter" chart:style-name="ch1">
        <chart:title svg:x="8.725cm" svg:y="0.402cm" chart:style-name="ch2">
          <text:p>BPM_Avg 
Samsung Galaxy Watch 4 VS SE Eyeglasses </text:p>
        </chart:title>
        <chart:legend chart:legend-position="end" svg:x="23.386cm" svg:y="6.144cm" style:legend-expansion="high" chart:style-name="ch3"/>
        <chart:plot-area chart:style-name="ch4" table:cell-range-address="'38088626-e564-4140-bfe3-b9e56ea'.A1:'38088626-e564-4140-bfe3-b9e56ea'.A270 '38088626-e564-4140-bfe3-b9e56ea'.C1:'38088626-e564-4140-bfe3-b9e56ea'.D270" chart:data-source-has-labels="row" svg:x="1.543cm" svg:y="2.004cm" svg:width="21.301cm" svg:height="10.155cm">
          <chart:coordinate-region svg:x="2.175cm" svg:y="2.004cm" svg:width="20.191cm" svg:height="8.593cm"/>
          <chart:axis chart:dimension="x" chart:name="primary-x" chart:style-name="ch5">
            <chart:title svg:x="10.908cm" svg:y="12.426cm" chart:style-name="ch6">
              <text:p>Time(HH:MM:SS)</text:p>
            </chart:title>
          </chart:axis>
          <chart:axis chart:dimension="y" chart:name="primary-y" chart:style-name="ch7">
            <chart:title svg:x="0.451cm" svg:y="7.477cm" chart:style-name="ch8">
              <text:p>BPM</text:p>
            </chart:title>
            <chart:grid chart:style-name="ch9" chart:class="major"/>
          </chart:axis>
          <chart:series chart:style-name="ch10" chart:values-cell-range-address="'38088626-e564-4140-bfe3-b9e56ea'.D1:'38088626-e564-4140-bfe3-b9e56ea'.D270" loext:label-string="galaxy_watch" chart:class="chart:scatter">
            <chart:domain table:cell-range-address="'38088626-e564-4140-bfe3-b9e56ea'.A1:'38088626-e564-4140-bfe3-b9e56ea'.A270"/>
            <chart:data-point chart:repeated="270"/>
          </chart:series>
          <chart:series chart:style-name="ch11" chart:values-cell-range-address="'38088626-e564-4140-bfe3-b9e56ea'.C1:'38088626-e564-4140-bfe3-b9e56ea'.C270" loext:label-string="se_eyeglasses" chart:class="chart:scatter">
            <chart:data-point chart:repeated="2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alaxy_watch</text:p>
              </table:table-cell>
              <table:table-cell office:value-type="string">
                <text:p>se_eyeglass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5289351851852">
                <text:p>0.365289351851852</text:p>
                <draw:g>
                  <svg:desc>'38088626-e564-4140-bfe3-b9e56ea'.A1:'38088626-e564-4140-bfe3-b9e56ea'.A270</svg:desc>
                </draw:g>
              </table:table-cell>
              <table:table-cell office:value-type="float" office:value="98">
                <text:p>98</text:p>
                <draw:g>
                  <svg:desc>'38088626-e564-4140-bfe3-b9e56ea'.D1:'38088626-e564-4140-bfe3-b9e56ea'.D270</svg:desc>
                </draw:g>
              </table:table-cell>
              <table:table-cell office:value-type="float" office:value="0">
                <text:p>0</text:p>
                <draw:g>
                  <svg:desc>'38088626-e564-4140-bfe3-b9e56ea'.C1:'38088626-e564-4140-bfe3-b9e56ea'.C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5405092592593">
                <text:p>0.365405092592593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520833333333">
                <text:p>0.365520833333333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5636574074074">
                <text:p>0.365636574074074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5752314814815">
                <text:p>0.365752314814815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868055555555">
                <text:p>0.36586805555555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5983796296296">
                <text:p>0.365983796296296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6099537037037">
                <text:p>0.366099537037037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6215277777778">
                <text:p>0.366215277777778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6331018518518">
                <text:p>0.366331018518518</text:p>
              </table:table-cell>
              <table:table-cell office:value-type="float" office:value="110">
                <text:p>1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446759259259">
                <text:p>0.366446759259259</text:p>
              </table:table-cell>
              <table:table-cell office:value-type="float" office:value="109">
                <text:p>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5625">
                <text:p>0.3665625</text:p>
              </table:table-cell>
              <table:table-cell office:value-type="float" office:value="101">
                <text:p>1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6678240740741">
                <text:p>0.366678240740741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6793981481481">
                <text:p>0.366793981481481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6909722222222">
                <text:p>0.366909722222222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025462962963">
                <text:p>0.367025462962963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141203703704">
                <text:p>0.367141203703704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7256944444444">
                <text:p>0.367256944444444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7372685185185">
                <text:p>0.367372685185185</text:p>
              </table:table-cell>
              <table:table-cell office:value-type="float" office:value="99">
                <text:p>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7488425925926">
                <text:p>0.36748842592592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604166666667">
                <text:p>0.367604166666667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7719907407407">
                <text:p>0.367719907407407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7835648148148">
                <text:p>0.367835648148148</text:p>
              </table:table-cell>
              <table:table-cell office:value-type="float" office:value="99">
                <text:p>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7951388888889">
                <text:p>0.367951388888889</text:p>
              </table:table-cell>
              <table:table-cell office:value-type="float" office:value="101">
                <text:p>1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806712962963">
                <text:p>0.3680671296296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818287037037">
                <text:p>0.36818287037037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8298611111111">
                <text:p>0.368298611111111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8414351851852">
                <text:p>0.368414351851852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8530092592593">
                <text:p>0.368530092592593</text:p>
              </table:table-cell>
              <table:table-cell office:value-type="float" office:value="106">
                <text:p>1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8645833333333">
                <text:p>0.368645833333333</text:p>
              </table:table-cell>
              <table:table-cell office:value-type="float" office:value="111">
                <text:p>1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8761574074074">
                <text:p>0.368761574074074</text:p>
              </table:table-cell>
              <table:table-cell office:value-type="float" office:value="110">
                <text:p>1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8877314814815">
                <text:p>0.36887731481481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8993055555555">
                <text:p>0.368993055555555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9108796296296">
                <text:p>0.369108796296296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9224537037037">
                <text:p>0.369224537037037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9340277777778">
                <text:p>0.369340277777778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9456018518518">
                <text:p>0.369456018518518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571759259259">
                <text:p>0.369571759259259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96875">
                <text:p>0.3696875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9803240740741">
                <text:p>0.369803240740741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9918981481481">
                <text:p>0.369918981481481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0034722222222">
                <text:p>0.37003472222222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0150462962963">
                <text:p>0.370150462962963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0266203703704">
                <text:p>0.370266203703704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0381944444444">
                <text:p>0.370381944444444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0497685185185">
                <text:p>0.370497685185185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0613425925926">
                <text:p>0.370613425925926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0729166666667">
                <text:p>0.370729166666667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0844907407407">
                <text:p>0.3708449074074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0960648148148">
                <text:p>0.370960648148148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1076388888889">
                <text:p>0.371076388888889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119212962963">
                <text:p>0.37119212962963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130787037037">
                <text:p>0.37130787037037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1423611111111">
                <text:p>0.371423611111111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1539351851852">
                <text:p>0.371539351851852</text:p>
              </table:table-cell>
              <table:table-cell office:value-type="float" office:value="106">
                <text:p>1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1655092592593">
                <text:p>0.371655092592593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1770833333333">
                <text:p>0.371770833333333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1886574074074">
                <text:p>0.371886574074074</text:p>
              </table:table-cell>
              <table:table-cell office:value-type="float" office:value="111">
                <text:p>1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2002314814815">
                <text:p>0.372002314814815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2118055555556">
                <text:p>0.372118055555556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2233796296296">
                <text:p>0.372233796296296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2349537037037">
                <text:p>0.372349537037037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465277777778">
                <text:p>0.372465277777778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2581018518519">
                <text:p>0.372581018518519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2696759259259">
                <text:p>0.372696759259259</text:p>
              </table:table-cell>
              <table:table-cell office:value-type="float" office:value="106">
                <text:p>1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728125">
                <text:p>0.3728125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2928240740741">
                <text:p>0.372928240740741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3043981481481">
                <text:p>0.373043981481481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3159722222222">
                <text:p>0.373159722222222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3275462962963">
                <text:p>0.373275462962963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3391203703704">
                <text:p>0.373391203703704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3506944444444">
                <text:p>0.373506944444444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3622685185185">
                <text:p>0.373622685185185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3738425925926">
                <text:p>0.373738425925926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3854166666667">
                <text:p>0.373854166666667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3969907407407">
                <text:p>0.373969907407407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4085648148148">
                <text:p>0.374085648148148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4201388888889">
                <text:p>0.374201388888889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431712962963">
                <text:p>0.37431712962963</text:p>
              </table:table-cell>
              <table:table-cell office:value-type="float" office:value="109">
                <text:p>10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443287037037">
                <text:p>0.37443287037037</text:p>
              </table:table-cell>
              <table:table-cell office:value-type="float" office:value="110">
                <text:p>1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4548611111111">
                <text:p>0.374548611111111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4664351851852">
                <text:p>0.374664351851852</text:p>
              </table:table-cell>
              <table:table-cell office:value-type="float" office:value="112">
                <text:p>1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74780092592593">
                <text:p>0.374780092592593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4895833333333">
                <text:p>0.374895833333333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75011574074074">
                <text:p>0.375011574074074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5127314814815">
                <text:p>0.375127314814815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75243055555556">
                <text:p>0.375243055555556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5358796296296">
                <text:p>0.375358796296296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5474537037037">
                <text:p>0.375474537037037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590277777778">
                <text:p>0.375590277777778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5706018518518">
                <text:p>0.375706018518518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5821759259259">
                <text:p>0.375821759259259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59375">
                <text:p>0.3759375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6053240740741">
                <text:p>0.376053240740741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6168981481481">
                <text:p>0.376168981481481</text:p>
              </table:table-cell>
              <table:table-cell office:value-type="float" office:value="106">
                <text:p>1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6284722222234">
                <text:p>0.376284722222234</text:p>
              </table:table-cell>
              <table:table-cell office:value-type="float" office:value="111">
                <text:p>1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6400462962975">
                <text:p>0.376400462962975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76516203703715">
                <text:p>0.376516203703715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76631944444456">
                <text:p>0.376631944444456</text:p>
              </table:table-cell>
              <table:table-cell office:value-type="float" office:value="111">
                <text:p>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6747685185197">
                <text:p>0.376747685185197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6863425925937">
                <text:p>0.376863425925937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6979166666678">
                <text:p>0.376979166666678</text:p>
              </table:table-cell>
              <table:table-cell office:value-type="float" office:value="112">
                <text:p>1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7094907407419">
                <text:p>0.377094907407419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721064814816">
                <text:p>0.37721064814816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773263888889">
                <text:p>0.3773263888889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7442129629641">
                <text:p>0.37744212962964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7557870370382">
                <text:p>0.377557870370382</text:p>
              </table:table-cell>
              <table:table-cell office:value-type="float" office:value="113">
                <text:p>1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77673611111123">
                <text:p>0.37767361111112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7789351851863">
                <text:p>0.377789351851863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7905092592604">
                <text:p>0.377905092592604</text:p>
              </table:table-cell>
              <table:table-cell office:value-type="float" office:value="112">
                <text:p>1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8020833333345">
                <text:p>0.378020833333345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78136574074086">
                <text:p>0.378136574074086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8252314814826">
                <text:p>0.378252314814826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8368055555567">
                <text:p>0.378368055555567</text:p>
              </table:table-cell>
              <table:table-cell office:value-type="float" office:value="112">
                <text:p>1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78483796296308">
                <text:p>0.378483796296308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8599537037049">
                <text:p>0.378599537037049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78715277777789">
                <text:p>0.378715277777789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883101851853">
                <text:p>0.37883101851853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8946759259271">
                <text:p>0.378946759259271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9062500000011">
                <text:p>0.379062500000011</text:p>
              </table:table-cell>
              <table:table-cell office:value-type="float" office:value="113">
                <text:p>1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79178240740752">
                <text:p>0.379178240740752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9293981481493">
                <text:p>0.37929398148149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9409722222234">
                <text:p>0.379409722222234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79525462962975">
                <text:p>0.379525462962975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9641203703715">
                <text:p>0.379641203703715</text:p>
              </table:table-cell>
              <table:table-cell office:value-type="float" office:value="117">
                <text:p>1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9756944444456">
                <text:p>0.379756944444456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9872685185197">
                <text:p>0.379872685185197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79988425925937">
                <text:p>0.379988425925937</text:p>
              </table:table-cell>
              <table:table-cell office:value-type="float" office:value="120">
                <text:p>1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0104166666678">
                <text:p>0.380104166666678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0219907407419">
                <text:p>0.380219907407419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033564814816">
                <text:p>0.38033564814816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04513888889">
                <text:p>0.3804513888889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80567129629641">
                <text:p>0.380567129629641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80682870370382">
                <text:p>0.380682870370382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0798611111123">
                <text:p>0.380798611111123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80914351851863">
                <text:p>0.380914351851863</text:p>
              </table:table-cell>
              <table:table-cell office:value-type="float" office:value="127">
                <text:p>1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1030092592604">
                <text:p>0.381030092592604</text:p>
              </table:table-cell>
              <table:table-cell office:value-type="float" office:value="130">
                <text:p>1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1145833333345">
                <text:p>0.381145833333345</text:p>
              </table:table-cell>
              <table:table-cell office:value-type="float" office:value="133">
                <text:p>1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1261574074086">
                <text:p>0.381261574074086</text:p>
              </table:table-cell>
              <table:table-cell office:value-type="float" office:value="136">
                <text:p>1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1377314814826">
                <text:p>0.381377314814826</text:p>
              </table:table-cell>
              <table:table-cell office:value-type="float" office:value="138">
                <text:p>1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1493055555567">
                <text:p>0.381493055555567</text:p>
              </table:table-cell>
              <table:table-cell office:value-type="float" office:value="136">
                <text:p>1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1608796296308">
                <text:p>0.381608796296308</text:p>
              </table:table-cell>
              <table:table-cell office:value-type="float" office:value="137">
                <text:p>13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1724537037049">
                <text:p>0.381724537037049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81840277777789">
                <text:p>0.381840277777789</text:p>
              </table:table-cell>
              <table:table-cell office:value-type="float" office:value="140">
                <text:p>1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195601851853">
                <text:p>0.38195601851853</text:p>
              </table:table-cell>
              <table:table-cell office:value-type="float" office:value="140">
                <text:p>1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2071759259271">
                <text:p>0.382071759259271</text:p>
              </table:table-cell>
              <table:table-cell office:value-type="float" office:value="136">
                <text:p>1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82187500000011">
                <text:p>0.382187500000011</text:p>
              </table:table-cell>
              <table:table-cell office:value-type="float" office:value="129">
                <text:p>1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82303240740752">
                <text:p>0.382303240740752</text:p>
              </table:table-cell>
              <table:table-cell office:value-type="float" office:value="123">
                <text:p>1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82418981481493">
                <text:p>0.382418981481493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82534722222234">
                <text:p>0.382534722222234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2650462962974">
                <text:p>0.382650462962974</text:p>
              </table:table-cell>
              <table:table-cell office:value-type="float" office:value="119">
                <text:p>11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2766203703715">
                <text:p>0.382766203703715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2881944444456">
                <text:p>0.382881944444456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2997685185197">
                <text:p>0.38299768518519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3113425925937">
                <text:p>0.38311342592593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3229166666678">
                <text:p>0.383229166666678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3344907407419">
                <text:p>0.3833449074074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8346064814816">
                <text:p>0.38346064814816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35763888889">
                <text:p>0.383576388888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3692129629641">
                <text:p>0.383692129629641</text:p>
              </table:table-cell>
              <table:table-cell office:value-type="float" office:value="121">
                <text:p>1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83807870370382">
                <text:p>0.383807870370382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3923611111123">
                <text:p>0.383923611111123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4039351851863">
                <text:p>0.384039351851863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4155092592604">
                <text:p>0.384155092592604</text:p>
              </table:table-cell>
              <table:table-cell office:value-type="float" office:value="124">
                <text:p>1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4270833333345">
                <text:p>0.38427083333334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4386574074086">
                <text:p>0.384386574074086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4502314814826">
                <text:p>0.384502314814826</text:p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4618055555567">
                <text:p>0.384618055555567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4733796296308">
                <text:p>0.384733796296308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4849537037049">
                <text:p>0.384849537037049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4965277777789">
                <text:p>0.384965277777789</text:p>
              </table:table-cell>
              <table:table-cell office:value-type="float" office:value="123">
                <text:p>12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508101851853">
                <text:p>0.38508101851853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5196759259271">
                <text:p>0.385196759259271</text:p>
              </table:table-cell>
              <table:table-cell office:value-type="float" office:value="122">
                <text:p>12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5312500000012">
                <text:p>0.385312500000012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5428240740752">
                <text:p>0.385428240740752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5543981481493">
                <text:p>0.385543981481493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5659722222234">
                <text:p>0.385659722222234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5775462962975">
                <text:p>0.385775462962975</text:p>
              </table:table-cell>
              <table:table-cell office:value-type="float" office:value="122">
                <text:p>1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85891203703715">
                <text:p>0.385891203703715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6006944444456">
                <text:p>0.386006944444456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86122685185197">
                <text:p>0.386122685185197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86238425925937">
                <text:p>0.386238425925937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86354166666678">
                <text:p>0.386354166666678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86469907407419">
                <text:p>0.3864699074074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658564814816">
                <text:p>0.38658564814816</text:p>
              </table:table-cell>
              <table:table-cell office:value-type="float" office:value="118">
                <text:p>1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67013888889">
                <text:p>0.3867013888889</text:p>
              </table:table-cell>
              <table:table-cell office:value-type="float" office:value="122">
                <text:p>1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86817129629641">
                <text:p>0.386817129629641</text:p>
              </table:table-cell>
              <table:table-cell office:value-type="float" office:value="124">
                <text:p>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86932870370382">
                <text:p>0.386932870370382</text:p>
              </table:table-cell>
              <table:table-cell office:value-type="float" office:value="123">
                <text:p>1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7048611111123">
                <text:p>0.387048611111123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87164351851863">
                <text:p>0.387164351851863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7280092592604">
                <text:p>0.387280092592604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7395833333345">
                <text:p>0.387395833333345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7511574074086">
                <text:p>0.387511574074086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7627314814826">
                <text:p>0.387627314814826</text:p>
              </table:table-cell>
              <table:table-cell office:value-type="float" office:value="122">
                <text:p>12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7743055555567">
                <text:p>0.387743055555567</text:p>
              </table:table-cell>
              <table:table-cell office:value-type="float" office:value="122">
                <text:p>1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87858796296308">
                <text:p>0.387858796296308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7974537037049">
                <text:p>0.38797453703704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8090277777789">
                <text:p>0.38809027777778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8820601851853">
                <text:p>0.38820601851853</text:p>
              </table:table-cell>
              <table:table-cell office:value-type="float" office:value="121">
                <text:p>1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88321759259271">
                <text:p>0.388321759259271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88437500000012">
                <text:p>0.388437500000012</text:p>
              </table:table-cell>
              <table:table-cell office:value-type="float" office:value="124">
                <text:p>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88553240740752">
                <text:p>0.388553240740752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88668981481493">
                <text:p>0.388668981481493</text:p>
              </table:table-cell>
              <table:table-cell office:value-type="float" office:value="122">
                <text:p>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88784722222234">
                <text:p>0.388784722222234</text:p>
              </table:table-cell>
              <table:table-cell office:value-type="float" office:value="121">
                <text:p>1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8900462962975">
                <text:p>0.38890046296297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89016203703715">
                <text:p>0.389016203703715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9131944444456">
                <text:p>0.389131944444456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9247685185197">
                <text:p>0.389247685185197</text:p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89363425925937">
                <text:p>0.389363425925937</text:p>
              </table:table-cell>
              <table:table-cell office:value-type="float" office:value="126">
                <text:p>1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89479166666678">
                <text:p>0.38947916666667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9594907407419">
                <text:p>0.389594907407419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8971064814816">
                <text:p>0.38971064814816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898263888889">
                <text:p>0.389826388888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9942129629641">
                <text:p>0.389942129629641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90057870370382">
                <text:p>0.390057870370382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90173611111123">
                <text:p>0.390173611111123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90289351851863">
                <text:p>0.390289351851863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90405092592604">
                <text:p>0.390405092592604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90520833333345">
                <text:p>0.390520833333345</text:p>
              </table:table-cell>
              <table:table-cell office:value-type="float" office:value="119">
                <text:p>1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90636574074086">
                <text:p>0.390636574074086</text:p>
              </table:table-cell>
              <table:table-cell office:value-type="float" office:value="120">
                <text:p>1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90752314814826">
                <text:p>0.390752314814826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0868055555567">
                <text:p>0.390868055555567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90983796296308">
                <text:p>0.390983796296308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91099537037049">
                <text:p>0.39109953703704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91215277777789">
                <text:p>0.39121527777778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9133101851853">
                <text:p>0.39133101851853</text:p>
              </table:table-cell>
              <table:table-cell office:value-type="float" office:value="123">
                <text:p>12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91446759259271">
                <text:p>0.391446759259271</text:p>
              </table:table-cell>
              <table:table-cell office:value-type="float" office:value="122">
                <text:p>1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91562500000011">
                <text:p>0.391562500000011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91678240740752">
                <text:p>0.391678240740752</text:p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91793981481493">
                <text:p>0.39179398148149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91909722222234">
                <text:p>0.391909722222234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92025462962975">
                <text:p>0.39202546296297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92141203703715">
                <text:p>0.392141203703715</text:p>
              </table:table-cell>
              <table:table-cell office:value-type="float" office:value="122">
                <text:p>1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92256944444456">
                <text:p>0.392256944444456</text:p>
              </table:table-cell>
              <table:table-cell office:value-type="float" office:value="122">
                <text:p>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92372685185197">
                <text:p>0.392372685185197</text:p>
              </table:table-cell>
              <table:table-cell office:value-type="float" office:value="120">
                <text:p>1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92488425925937">
                <text:p>0.392488425925937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92604166666678">
                <text:p>0.392604166666678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92719907407419">
                <text:p>0.3927199074074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9283564814816">
                <text:p>0.39283564814816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929513888889">
                <text:p>0.3929513888889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93067129629641">
                <text:p>0.393067129629641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93182870370382">
                <text:p>0.393182870370382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93298611111123">
                <text:p>0.393298611111123</text:p>
              </table:table-cell>
              <table:table-cell office:value-type="float" office:value="124">
                <text:p>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93414351851863">
                <text:p>0.393414351851863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93530092592604">
                <text:p>0.393530092592604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93645833333345">
                <text:p>0.393645833333345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93761574074086">
                <text:p>0.393761574074086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93877314814826">
                <text:p>0.393877314814826</text:p>
              </table:table-cell>
              <table:table-cell office:value-type="float" office:value="129">
                <text:p>1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93993055555567">
                <text:p>0.393993055555567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94108796296308">
                <text:p>0.394108796296308</text:p>
              </table:table-cell>
              <table:table-cell office:value-type="float" office:value="127">
                <text:p>12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94224537037049">
                <text:p>0.394224537037049</text:p>
              </table:table-cell>
              <table:table-cell office:value-type="float" office:value="124">
                <text:p>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94340277777789">
                <text:p>0.39434027777778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9445601851853">
                <text:p>0.39445601851853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94571759259271">
                <text:p>0.394571759259271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94687500000011">
                <text:p>0.394687500000011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94803240740752">
                <text:p>0.394803240740752</text:p>
              </table:table-cell>
              <table:table-cell office:value-type="float" office:value="119">
                <text:p>1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94918981481493">
                <text:p>0.394918981481493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5034722222234">
                <text:p>0.39503472222223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95150462962975">
                <text:p>0.395150462962975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95266203703715">
                <text:p>0.395266203703715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95381944444456">
                <text:p>0.39538194444445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95497685185197">
                <text:p>0.39549768518519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95613425925937">
                <text:p>0.39561342592593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95729166666678">
                <text:p>0.395729166666678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95844907407419">
                <text:p>0.395844907407419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9596064814816">
                <text:p>0.39596064814816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960763888889">
                <text:p>0.396076388888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96192129629641">
                <text:p>0.396192129629641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96307870370382">
                <text:p>0.396307870370382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96423611111123">
                <text:p>0.396423611111123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